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tude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pid</text:p>
          </table:table-cell>
          <table:table-cell office:value-type="string" table:style-name="ce1">
            <text:p>sna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sup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Lofter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Suzucki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Elliot</text:p>
          </table:table-cell>
          <table:table-cell office:value-type="string" table:style-name="ce1">
            <text:p>F</text:p>
          </table:table-cell>
          <table:table-cell table:number-columns-repeated="16381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Awings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Patterson</text:p>
          </table:table-cell>
          <table:table-cell office:value-type="string" table:style-name="ce1">
            <text:p>F</text:p>
          </table:table-cell>
          <table:table-cell table:number-columns-repeated="16381" table:style-name="ce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Gant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Wuppertal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Rossi</text:p>
          </table:table-cell>
          <table:table-cell office:value-type="string" table:style-name="ce1">
            <text:p>F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Tarbert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E</text:p>
          </table:table-cell>
          <table:table-cell table:number-columns-repeated="16381" table:style-name="ce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Veddick</text:p>
          </table:table-cell>
          <table:table-cell office:value-type="string" table:style-name="ce1">
            <text:p>J</text:p>
          </table:table-cell>
          <table:table-cell table:number-columns-repeated="16381" table:style-name="ce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Simpson</text:p>
          </table:table-cell>
          <table:table-cell office:value-type="string" table:style-name="ce1">
            <text:p>J</text:p>
          </table:table-cell>
          <table:table-cell table:number-columns-repeated="16381" table:style-name="ce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Husting</text:p>
          </table:table-cell>
          <table:table-cell office:value-type="string" table:style-name="ce1">
            <text:p>F</text:p>
          </table:table-cell>
          <table:table-cell table:number-columns-repeated="16381" table:style-name="ce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ustos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Tulloch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Zlemtchink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Derry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Johns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Tennant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Ordrich</text:p>
          </table:table-cell>
          <table:table-cell office:value-type="string" table:style-name="ce1">
            <text:p>J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Downs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J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Wales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Fraser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Reich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Cory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Varten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Rutgers</text:p>
          </table:table-cell>
          <table:table-cell office:value-type="string" table:style-name="ce1">
            <text:p>J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string" table:style-name="ce1">
            <text:p>Szecki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string" table:style-name="ce1">
            <text:p>Unger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string" table:style-name="ce1">
            <text:p>Cedwell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string" table:style-name="ce1">
            <text:p>Samson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string" table:style-name="ce1">
            <text:p>Yonk</text:p>
          </table:table-cell>
          <table:table-cell office:value-type="string" table:style-name="ce1">
            <text:p>J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string" table:style-name="ce1">
            <text:p>Henrik</text:p>
          </table:table-cell>
          <table:table-cell office:value-type="string" table:style-name="ce1">
            <text:p>J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string" table:style-name="ce1">
            <text:p>Morden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string" table:style-name="ce1">
            <text:p>Finlay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string" table:style-name="ce1">
            <text:p>Davis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Kollnich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Patton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string" table:style-name="ce1">
            <text:p>Luchs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string" table:style-name="ce1">
            <text:p>Tzichnitz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string" table:style-name="ce1">
            <text:p>Worth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string" table:style-name="ce1">
            <text:p>Neals</text:p>
          </table:table-cell>
          <table:table-cell office:value-type="string" table:style-name="ce1">
            <text:p>S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string" table:style-name="ce1">
            <text:p>Manning</text:p>
          </table:table-cell>
          <table:table-cell office:value-type="string" table:style-name="ce1">
            <text:p>J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string" table:style-name="ce1">
            <text:p>Caldwell</text:p>
          </table:table-cell>
          <table:table-cell office:value-type="string" table:style-name="ce1">
            <text:p>F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string" table:style-name="ce1">
            <text:p>Curran</text:p>
          </table:table-cell>
          <table:table-cell office:value-type="string" table:style-name="ce1">
            <text:p>E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  <table:named-expressions>
        <table:named-range table:name="students" table:cell-range-address="students.$A$1:students.$D$50" table:base-cell-address="stud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atarina Asplund</meta:initial-creator>
    <dc:creator>Katarina Asplund</dc:creator>
    <meta:creation-date>2014-04-15T06:54:08Z</meta:creation-date>
    <dc:date>2014-04-15T06:54:08Z</dc:date>
  </office:meta>
</office:document-meta>
</file>